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Sans Light" svg:font-family="'Fira Sans Light'" style:font-family-generic="swiss" style:font-pitch="variable"/>
    <style:font-face style:name="Fira Sans Light1" svg:font-family="'Fira Sans Light'" style:font-adornments="Light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ot" svg:stroke-color="#000000" svg:stroke-opacity="100%" draw:fill-color="#ffde59" draw:opacity="0%" draw:textarea-horizontal-align="justify" draw:textarea-vertical-align="middle" draw:auto-grow-height="false" fo:min-height="4.322cm" fo:min-width="17.421cm" draw:shadow-opacity="0%"/>
    </style:style>
    <style:style style:name="gr2" style:family="graphic" style:parent-style-name="standard">
      <style:graphic-properties draw:stroke="dash" draw:stroke-dash="Long_20_Dot" svg:stroke-color="#000000" svg:stroke-opacity="100%" draw:fill="solid" draw:fill-color="#e16173" draw:fill-hatch-solid="false" draw:opacity="0%" draw:textarea-horizontal-align="justify" draw:textarea-vertical-align="middle" draw:auto-grow-height="false" fo:min-height="9.275cm" fo:min-width="12.454cm" draw:shadow-offset-x="0.203cm" draw:shadow-offset-y="0.203cm" draw:shadow-opacity="0%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37cm" fo:min-width="2.026cm"/>
      <style:paragraph-properties style:writing-mode="lr-tb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37cm" fo:min-width="2.04cm"/>
      <style:paragraph-properties style:writing-mode="lr-tb"/>
    </style:style>
    <style:style style:name="gr5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 fo:min-height="1.092cm" fo:min-width="2.041cm"/>
      <style:paragraph-properties style:writing-mode="lr-tb"/>
    </style:style>
    <style:style style:name="gr6" style:family="graphic" style:parent-style-name="objectwithoutfill">
      <style:graphic-properties svg:stroke-color="#000000" draw:marker-end="Arrow_20_short" draw:marker-end-width="0.3cm" svg:stroke-linecap="butt" draw:fill="solid" draw:textarea-vertical-align="middle"/>
    </style:style>
    <style:style style:name="gr7" style:family="graphic" style:parent-style-name="objectwithoutfill">
      <style:graphic-properties svg:stroke-color="#000000" draw:marker-end="Arrow_20_short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9" style:family="graphic" style:parent-style-name="objectwithoutfill">
      <style:graphic-properties svg:stroke-color="#000000" draw:marker-end="Arrowheads_20_7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end="Arrowheads_20_15" draw:marker-end-width="0.3cm" draw:fill="solid" draw:fill-color="#000000" draw:textarea-vertical-align="middle"/>
    </style:style>
    <style:style style:name="gr11" style:family="graphic" style:parent-style-name="objectwithoutfill">
      <style:graphic-properties svg:stroke-color="#000000" draw:marker-end="Arrowheads_20_15" draw:marker-end-width="0.3cm" draw:fill="solid" draw:textarea-vertical-align="midd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445cm" fo:min-width="1.68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14" style:family="graphic" style:parent-style-name="standard">
      <style:graphic-properties svg:stroke-color="#000000" draw:marker-end="Arrowheads_20_18" draw:textarea-vertical-align="middle"/>
    </style:style>
    <style:style style:name="gr15" style:family="graphic" style:parent-style-name="standard">
      <style:graphic-properties draw:stroke="dash" draw:stroke-dash="Long_20_Dot" svg:stroke-color="#000000" svg:stroke-opacity="100%" draw:fill-color="#ffde59" draw:opacity="0%" draw:textarea-horizontal-align="justify" draw:textarea-vertical-align="middle" draw:auto-grow-height="false" fo:min-height="5.624cm" fo:min-width="17.421cm" draw:shadow-opacity="0%"/>
    </style:style>
    <style:style style:name="gr16" style:family="graphic" style:parent-style-name="objectwithoutfill">
      <style:graphic-properties svg:stroke-color="#000000" draw:marker-end="Arrowheads_20_18" draw:fill="solid" draw:fill-color="#000000" draw:textarea-vertical-align="middle"/>
    </style:style>
    <style:style style:name="gr17" style:family="graphic" style:parent-style-name="standard">
      <style:graphic-properties svg:stroke-color="#000000" draw:marker-end="Arrowheads_20_18" draw:fill-color="#000000" draw:textarea-vertical-align="middle"/>
    </style:style>
    <style:style style:name="gr18" style:family="graphic" style:parent-style-name="standard">
      <style:graphic-properties svg:stroke-color="#000000" draw:marker-start="Arrowheads_20_18" draw:marker-end="" draw:textarea-vertical-align="middle"/>
    </style:style>
    <style:style style:name="gr19" style:family="graphic" style:parent-style-name="standard">
      <style:graphic-properties svg:stroke-color="#000000" draw:marker-end="Arrowheads_20_18"/>
    </style:style>
    <style:style style:name="gr20" style:family="graphic" style:parent-style-name="objectwithoutfill">
      <style:graphic-properties svg:stroke-color="#000000" draw:marker-end="Arrowheads_20_18" draw:fill="solid" draw:textarea-vertical-align="middle"/>
    </style:style>
    <style:style style:name="gr21" style:family="graphic" style:parent-style-name="objectwithoutfill">
      <style:graphic-properties draw:stroke="dash" draw:stroke-dash="Long_20_Dot" svg:stroke-width="0.051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4" style:family="graphic" style:parent-style-name="objectwithoutfill">
      <style:graphic-properties svg:stroke-color="#000000" draw:marker-end="Arrowheads_20_3" draw:marker-end-width="0.3cm" draw:fill="solid" draw:textarea-vertical-align="middle"/>
    </style:style>
    <style:style style:name="gr25" style:family="graphic" style:parent-style-name="objectwithoutfill">
      <style:graphic-properties svg:stroke-color="#000000" draw:fill="solid" draw:textarea-vertical-align="middle"/>
    </style:style>
    <style:style style:name="gr26" style:family="graphic" style:parent-style-name="objectwithoutfill">
      <style:graphic-properties svg:stroke-color="#000000" draw:marker-end="Arrowheads_20_5" draw:marker-end-width="0.3cm" draw:fill="solid" draw:textarea-vertical-align="middle"/>
    </style:style>
    <style:style style:name="gr27" style:family="graphic" style:parent-style-name="objectwithoutfill">
      <style:graphic-properties svg:stroke-color="#000000" draw:marker-end="Arrowheads_20_9" draw:marker-end-width="0.3cm" draw:fill="solid" draw:textarea-vertical-align="middle"/>
    </style:style>
    <style:style style:name="gr28" style:family="graphic" style:parent-style-name="standard">
      <style:graphic-properties draw:stroke="dash" draw:stroke-dash="Long_20_Dot" svg:stroke-color="#000000" svg:stroke-opacity="100%" draw:fill-color="#ffde59" draw:opacity="0%" draw:textarea-horizontal-align="justify" draw:textarea-vertical-align="middle" draw:auto-grow-height="false" fo:min-height="4.322cm" fo:min-width="17.421cm" draw:shadow-opacity="0%"/>
      <style:paragraph-properties style:writing-mode="lr-tb"/>
    </style:style>
    <style:style style:name="gr29" style:family="graphic" style:parent-style-name="standard">
      <style:graphic-properties draw:stroke="dash" draw:stroke-dash="Long_20_Dot" svg:stroke-color="#000000" svg:stroke-opacity="100%" draw:fill="solid" draw:fill-color="#e16173" draw:fill-hatch-solid="false" draw:opacity="0%" draw:textarea-horizontal-align="justify" draw:textarea-vertical-align="middle" draw:auto-grow-height="false" fo:min-height="9.275cm" fo:min-width="12.454cm" draw:shadow-offset-x="0.203cm" draw:shadow-offset-y="0.203cm" draw:shadow-opacity="0%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44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32" style:family="graphic" style:parent-style-name="standard">
      <style:graphic-properties draw:stroke="dash" draw:stroke-dash="Long_20_Dot" svg:stroke-color="#000000" svg:stroke-opacity="100%" draw:fill-color="#ffde59" draw:opacity="0%" draw:textarea-horizontal-align="justify" draw:textarea-vertical-align="middle" draw:auto-grow-height="false" fo:min-height="5.624cm" fo:min-width="17.421cm" draw:shadow-opacity="0%"/>
      <style:paragraph-properties style:writing-mode="lr-tb"/>
    </style:style>
    <style:style style:name="gr33" style:family="graphic" style:parent-style-name="standard">
      <style:graphic-properties svg:stroke-color="#000000" draw:marker-start="Arrowheads_20_18" draw:textarea-vertical-align="middle"/>
    </style:style>
    <style:style style:name="gr34" style:family="graphic" style:parent-style-name="standard">
      <style:graphic-properties draw:stroke="none" svg:stroke-color="#000000" draw:fill="none" draw:fill-color="#ffffff" fo:min-height="0.46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88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0.933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P1" style:family="paragraph">
      <loext:graphic-properties draw:fill-color="#ffde59" draw:opacity="0%"/>
      <style:paragraph-properties fo:text-align="center"/>
    </style:style>
    <style:style style:name="P2" style:family="paragraph">
      <loext:graphic-properties draw:fill="solid" draw:fill-color="#e16173" draw:fill-hatch-solid="false" draw:opacity="0%"/>
      <style:paragraph-properties fo:text-align="center"/>
    </style:style>
    <style:style style:name="P3" style:family="paragraph">
      <style:paragraph-properties fo:text-align="center" style:writing-mode="lr-tb"/>
      <style:text-properties style:font-name="Liberation Serif" fo:font-size="11pt" fo:font-style="italic" style:font-style-asian="normal" style:font-style-complex="normal"/>
    </style:style>
    <style:style style:name="P4" style:family="paragraph">
      <loext:graphic-properties draw:fill="solid" draw:fill-color="#ffffff"/>
      <style:paragraph-properties fo:text-align="center" style:writing-mode="lr-tb"/>
      <style:text-properties style:font-name="Liberation Serif" fo:font-size="11pt" fo:font-style="italic" style:font-style-asian="normal" style:font-style-complex="normal"/>
    </style:style>
    <style:style style:name="P5" style:family="paragraph">
      <style:paragraph-properties fo:text-align="center" style:writing-mode="lr-tb"/>
      <style:text-properties style:font-name="Liberation Serif" fo:font-size="11pt" fo:font-style="italic" style:font-size-asian="12pt" style:font-style-asian="normal" style:font-size-complex="12pt" style:font-style-complex="normal"/>
    </style:style>
    <style:style style:name="P6" style:family="paragraph">
      <loext:graphic-properties draw:fill-color="#ffffff"/>
      <style:paragraph-properties fo:text-align="center" style:writing-mode="lr-tb"/>
      <style:text-properties style:font-name="Liberation Serif" fo:font-size="11pt" fo:font-style="italic" style:font-size-asian="12pt" style:font-style-asian="normal" style:font-size-complex="12pt" style:font-style-complex="normal"/>
    </style:style>
    <style:style style:name="P7" style:family="paragraph">
      <loext:graphic-properties draw:fill="solid"/>
      <style:paragraph-properties fo:text-align="center" style:writing-mode="lr-tb"/>
      <style:text-properties fo:font-size="11pt"/>
    </style:style>
    <style:style style:name="P8" style:family="paragraph">
      <loext:graphic-properties draw:fill="solid"/>
      <style:paragraph-properties fo:text-align="center"/>
      <style:text-properties fo:font-size="11pt"/>
    </style:style>
    <style:style style:name="P9" style:family="paragraph">
      <loext:graphic-properties draw:fill="none" draw:fill-color="#ffffff"/>
      <style:paragraph-properties style:writing-mode="lr-tb"/>
      <style:text-properties style:font-name="Liberation Serif" fo:font-size="11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style:paragraph-properties fo:text-align="center" style:writing-mode="lr-tb"/>
      <style:text-properties style:font-name="Liberation Serif" fo:font-size="11pt"/>
    </style:style>
    <style:style style:name="P13" style:family="paragraph">
      <loext:graphic-properties draw:fill-color="#ffffff"/>
      <style:paragraph-properties fo:text-align="center" style:writing-mode="lr-tb"/>
      <style:text-properties style:font-name="Liberation Serif" fo:font-size="11pt"/>
    </style:style>
    <style:style style:name="P14" style:family="paragraph">
      <style:paragraph-properties fo:text-align="center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style:font-name="Liberation Serif" fo:font-size="11pt" fo:font-weight="bold" style:font-size-asian="12pt" style:font-weight-asian="bold" style:font-size-complex="12pt" style:font-weight-complex="bold"/>
    </style:style>
    <style:style style:name="P17" style:family="paragraph">
      <loext:graphic-properties draw:fill-color="#ffde59" draw:opacity="0%"/>
      <style:paragraph-properties fo:text-align="center" style:writing-mode="lr-tb"/>
      <style:text-properties style:font-name="Fira Sans Light" fo:font-size="15pt" style:font-size-asian="15pt" style:font-size-complex="15pt"/>
    </style:style>
    <style:style style:name="P18" style:family="paragraph">
      <loext:graphic-properties draw:fill="solid" draw:fill-color="#e16173" draw:fill-hatch-solid="false" draw:opacity="0%"/>
      <style:paragraph-properties fo:text-align="center" style:writing-mode="lr-tb"/>
      <style:text-properties style:font-name="Fira Sans Light" fo:font-size="15pt" style:font-size-asian="15pt" style:font-size-complex="15pt"/>
    </style:style>
    <style:style style:name="P19" style:family="paragraph">
      <style:paragraph-properties fo:text-align="center" style:writing-mode="lr-tb"/>
      <style:text-properties style:font-name="Fira Sans Light" fo:font-size="10pt" fo:font-style="italic" style:font-size-asian="15pt" style:font-style-asian="normal" style:font-size-complex="15pt" style:font-style-complex="normal"/>
    </style:style>
    <style:style style:name="P20" style:family="paragraph">
      <loext:graphic-properties draw:fill="solid" draw:fill-color="#ffffff"/>
      <style:paragraph-properties fo:text-align="center" style:writing-mode="lr-tb"/>
      <style:text-properties style:font-name="Fira Sans Light" fo:font-size="10pt" fo:font-style="italic" style:font-size-asian="15pt" style:font-style-asian="normal" style:font-size-complex="15pt" style:font-style-complex="normal"/>
    </style:style>
    <style:style style:name="P21" style:family="paragraph">
      <style:paragraph-properties fo:text-align="center" style:writing-mode="lr-tb"/>
      <style:text-properties style:font-name="Fira Sans Light" fo:font-size="10pt" fo:font-style="italic" style:font-size-asian="10.5pt" style:font-style-asian="normal" style:font-size-complex="10.5pt" style:font-style-complex="normal"/>
    </style:style>
    <style:style style:name="P22" style:family="paragraph">
      <loext:graphic-properties draw:fill-color="#ffffff"/>
      <style:paragraph-properties fo:text-align="center" style:writing-mode="lr-tb"/>
      <style:text-properties style:font-name="Fira Sans Light" fo:font-size="10pt" fo:font-style="italic" style:font-size-asian="10.5pt" style:font-style-asian="normal" style:font-size-complex="10.5pt" style:font-style-complex="normal"/>
    </style:style>
    <style:style style:name="P23" style:family="paragraph">
      <loext:graphic-properties draw:fill="solid"/>
      <style:paragraph-properties fo:text-align="center" style:writing-mode="lr-tb"/>
      <style:text-properties style:font-name="Fira Sans Light" fo:font-size="10pt" style:font-size-asian="15pt" style:font-size-complex="15pt"/>
    </style:style>
    <style:style style:name="P24" style:family="paragraph">
      <loext:graphic-properties draw:fill="none" draw:fill-color="#ffffff"/>
      <style:paragraph-properties style:writing-mode="lr-tb"/>
      <style:text-properties style:font-name="Fira Sans Light" fo:font-size="10pt" style:font-size-asian="15pt" style:font-size-complex="15pt"/>
    </style:style>
    <style:style style:name="P25" style:family="paragraph">
      <style:paragraph-properties fo:text-align="center" style:writing-mode="lr-tb"/>
      <style:text-properties style:font-name="Fira Sans Light" fo:font-size="11pt" fo:font-style="italic" style:font-size-asian="15pt" style:font-style-asian="normal" style:font-size-complex="15pt" style:font-style-complex="normal"/>
    </style:style>
    <style:style style:name="P26" style:family="paragraph">
      <loext:graphic-properties draw:fill="solid" draw:fill-color="#ffffff"/>
      <style:paragraph-properties fo:text-align="center" style:writing-mode="lr-tb"/>
      <style:text-properties style:font-name="Fira Sans Light" fo:font-size="11pt" fo:font-style="italic" style:font-size-asian="15pt" style:font-style-asian="normal" style:font-size-complex="15pt" style:font-style-complex="normal"/>
    </style:style>
    <style:style style:name="P27" style:family="paragraph">
      <loext:graphic-properties draw:fill="solid"/>
      <style:paragraph-properties fo:text-align="center" style:writing-mode="lr-tb"/>
      <style:text-properties style:font-name="Fira Sans Light" fo:font-size="15pt" style:font-size-asian="15pt" style:font-size-complex="15pt"/>
    </style:style>
    <style:style style:name="P28" style:family="paragraph">
      <loext:graphic-properties draw:fill="solid" draw:fill-color="#000000"/>
      <style:paragraph-properties fo:text-align="center" style:writing-mode="lr-tb"/>
      <style:text-properties style:font-name="Fira Sans Light" fo:font-size="15pt" style:font-size-asian="15pt" style:font-size-complex="15pt"/>
    </style:style>
    <style:style style:name="P29" style:family="paragraph">
      <style:paragraph-properties fo:text-align="center" style:writing-mode="lr-tb"/>
      <style:text-properties style:font-name="Fira Sans Light" fo:font-size="11pt" style:font-size-asian="15pt" style:font-size-complex="15pt"/>
    </style:style>
    <style:style style:name="P30" style:family="paragraph">
      <loext:graphic-properties draw:fill-color="#ffffff"/>
      <style:paragraph-properties fo:text-align="center" style:writing-mode="lr-tb"/>
      <style:text-properties style:font-name="Fira Sans Light" fo:font-size="11pt" style:font-size-asian="15pt" style:font-size-complex="15pt"/>
    </style:style>
    <style:style style:name="P31" style:family="paragraph">
      <style:paragraph-properties fo:text-align="center" style:writing-mode="lr-tb"/>
      <style:text-properties style:font-name="Fira Sans Light" fo:font-size="15pt" style:font-size-asian="15pt" style:font-size-complex="15pt"/>
    </style:style>
    <style:style style:name="P32" style:family="paragraph">
      <loext:graphic-properties draw:fill-color="#000000"/>
      <style:paragraph-properties fo:text-align="center" style:writing-mode="lr-tb"/>
      <style:text-properties style:font-name="Fira Sans Light" fo:font-size="15pt" style:font-size-asian="15pt" style:font-size-complex="15pt"/>
    </style:style>
    <style:style style:name="P33" style:family="paragraph">
      <style:paragraph-properties style:writing-mode="lr-tb"/>
      <style:text-properties style:font-name="Fira Sans Light" fo:font-size="15pt" style:font-size-asian="15pt" style:font-size-complex="15pt"/>
    </style:style>
    <style:style style:name="P34" style:family="paragraph">
      <style:paragraph-properties fo:text-align="center" style:writing-mode="lr-tb"/>
      <style:text-properties style:font-name="Fira Sans Light1" fo:font-size="11pt" fo:font-style="italic" style:font-style-asian="normal" style:font-style-complex="normal"/>
    </style:style>
    <style:style style:name="P35" style:family="paragraph">
      <loext:graphic-properties draw:fill="solid" draw:fill-color="#ffffff"/>
      <style:paragraph-properties fo:text-align="center" style:writing-mode="lr-tb"/>
      <style:text-properties style:font-name="Fira Sans Light1" fo:font-size="11pt" fo:font-style="italic" style:font-style-asian="normal" style:font-style-complex="normal"/>
    </style:style>
    <style:style style:name="P36" style:family="paragraph">
      <style:paragraph-properties fo:text-align="center" style:writing-mode="lr-tb"/>
      <style:text-properties style:font-name="Fira Sans Light1" fo:font-size="11pt" fo:font-style="italic" style:font-size-asian="12pt" style:font-style-asian="normal" style:font-size-complex="12pt" style:font-style-complex="normal"/>
    </style:style>
    <style:style style:name="P37" style:family="paragraph">
      <loext:graphic-properties draw:fill-color="#ffffff"/>
      <style:paragraph-properties fo:text-align="center" style:writing-mode="lr-tb"/>
      <style:text-properties style:font-name="Fira Sans Light1" fo:font-size="11pt" fo:font-style="italic" style:font-size-asian="12pt" style:font-style-asian="normal" style:font-size-complex="12pt" style:font-style-complex="normal"/>
    </style:style>
    <style:style style:name="P38" style:family="paragraph">
      <style:paragraph-properties fo:text-align="center" style:writing-mode="lr-tb"/>
      <style:text-properties style:font-name="Fira Sans Light" fo:font-size="11pt"/>
    </style:style>
    <style:style style:name="P39" style:family="paragraph">
      <loext:graphic-properties draw:fill-color="#ffffff"/>
      <style:paragraph-properties fo:text-align="center" style:writing-mode="lr-tb"/>
      <style:text-properties style:font-name="Fira Sans Light" fo:font-size="11pt"/>
    </style:style>
    <style:style style:name="P40" style:family="paragraph">
      <loext:graphic-properties draw:fill="solid"/>
      <style:paragraph-properties fo:text-align="center"/>
      <style:text-properties style:font-name="Fira Sans Light1" fo:font-size="11pt"/>
    </style:style>
    <style:style style:name="P41" style:family="paragraph">
      <loext:graphic-properties draw:fill="none" draw:fill-color="#ffffff"/>
      <style:paragraph-properties style:writing-mode="lr-tb"/>
      <style:text-properties style:font-name="Fira Sans Light1" fo:font-size="11pt" fo:font-weight="bold" style:font-size-asian="12pt" style:font-weight-asian="bold" style:font-size-complex="12pt" style:font-weight-complex="bold"/>
    </style:style>
    <style:style style:name="P42" style:family="paragraph">
      <loext:graphic-properties draw:fill="solid"/>
      <style:paragraph-properties fo:text-align="center" style:writing-mode="lr-tb"/>
      <style:text-properties style:font-name="Fira Sans Light1" fo:font-size="11pt"/>
    </style:style>
    <style:style style:name="P43" style:family="paragraph">
      <loext:graphic-properties draw:fill="none" draw:fill-color="#ffffff"/>
      <style:paragraph-properties style:writing-mode="lr-tb"/>
      <style:text-properties style:font-name="Fira Sans Light1" fo:font-size="11pt"/>
    </style:style>
    <style:style style:name="P44" style:family="paragraph">
      <style:paragraph-properties fo:text-align="center" style:writing-mode="lr-tb"/>
      <style:text-properties style:font-name="Fira Sans Light1" fo:font-size="10.5pt" fo:font-style="italic" style:font-size-asian="16pt" style:font-style-asian="normal" style:font-size-complex="16pt" style:font-style-complex="normal"/>
    </style:style>
    <style:style style:name="P45" style:family="paragraph">
      <loext:graphic-properties draw:fill="solid" draw:fill-color="#ffffff"/>
      <style:paragraph-properties fo:text-align="center" style:writing-mode="lr-tb"/>
      <style:text-properties style:font-name="Fira Sans Light1" fo:font-size="10.5pt" fo:font-style="italic" style:font-size-asian="16pt" style:font-style-asian="normal" style:font-size-complex="16pt" style:font-style-complex="normal"/>
    </style:style>
    <style:style style:name="P46" style:family="paragraph">
      <style:paragraph-properties fo:text-align="center" style:writing-mode="lr-tb"/>
      <style:text-properties style:font-name="Fira Sans Light1" fo:font-size="10.5pt" fo:font-style="italic" style:font-size-asian="11pt" style:font-style-asian="normal" style:font-size-complex="11pt" style:font-style-complex="normal"/>
    </style:style>
    <style:style style:name="P47" style:family="paragraph">
      <loext:graphic-properties draw:fill-color="#ffffff"/>
      <style:paragraph-properties fo:text-align="center" style:writing-mode="lr-tb"/>
      <style:text-properties style:font-name="Fira Sans Light1" fo:font-size="10.5pt" fo:font-style="italic" style:font-size-asian="11pt" style:font-style-asian="normal" style:font-size-complex="11pt" style:font-style-complex="normal"/>
    </style:style>
    <style:style style:name="P48" style:family="paragraph">
      <loext:graphic-properties draw:fill="solid"/>
      <style:paragraph-properties fo:text-align="center" style:writing-mode="lr-tb"/>
      <style:text-properties style:font-name="Fira Sans Light1" fo:font-size="10.5pt" style:font-size-asian="16pt" style:font-size-complex="16pt"/>
    </style:style>
    <style:style style:name="P49" style:family="paragraph">
      <loext:graphic-properties draw:fill="none" draw:fill-color="#ffffff"/>
      <style:paragraph-properties style:writing-mode="lr-tb"/>
      <style:text-properties style:font-name="Fira Sans Light1" fo:font-size="10.5pt" fo:font-weight="bold" style:font-size-asian="11pt" style:font-weight-asian="bold" style:font-size-complex="11pt" style:font-weight-complex="bold"/>
    </style:style>
    <style:style style:name="P50" style:family="paragraph">
      <loext:graphic-properties draw:fill="none" draw:fill-color="#ffffff"/>
      <style:paragraph-properties style:writing-mode="lr-tb"/>
      <style:text-properties style:font-name="Fira Sans Light1" fo:font-size="10.5pt" style:font-size-asian="16pt" style:font-size-complex="16pt"/>
    </style:style>
    <style:style style:name="P51" style:family="paragraph">
      <style:paragraph-properties fo:text-align="center" style:writing-mode="lr-tb"/>
      <style:text-properties style:font-name="Fira Sans Light1" fo:font-size="16pt" style:font-size-asian="16pt" style:font-size-complex="16pt"/>
    </style:style>
    <style:style style:name="P52" style:family="paragraph">
      <loext:graphic-properties draw:fill="solid"/>
      <style:paragraph-properties fo:text-align="center" style:writing-mode="lr-tb"/>
      <style:text-properties style:font-name="Fira Sans Light1" fo:font-size="16pt" style:font-size-asian="16pt" style:font-size-complex="16pt"/>
    </style:style>
    <style:style style:name="T1" style:family="text">
      <style:text-properties style:font-name="Liberation Serif" fo:font-size="11pt" fo:font-style="normal" style:font-size-asian="18pt" style:font-style-asian="normal" style:font-size-complex="18pt" style:font-style-complex="normal"/>
    </style:style>
    <style:style style:name="T2" style:family="text">
      <style:text-properties style:font-name="Liberation Serif" fo:font-size="11pt" fo:font-style="normal" style:font-size-asian="12pt" style:font-style-asian="normal" style:font-size-complex="12pt" style:font-style-complex="normal"/>
    </style:style>
    <style:style style:name="T3" style:family="text">
      <style:text-properties style:font-name="Liberation Serif" fo:font-size="11pt"/>
    </style:style>
    <style:style style:name="T4" style:family="text">
      <style:text-properties style:font-name="Liberation Serif" fo:font-size="16pt" style:font-size-asian="28pt" style:font-size-complex="28pt"/>
    </style:style>
    <style:style style:name="T5" style:family="text">
      <style:text-properties style:font-name="Liberation Serif" fo:font-size="11pt" fo:font-weight="bold" style:font-size-asian="12pt" style:font-weight-asian="bold" style:font-size-complex="12pt" style:font-weight-complex="bold"/>
    </style:style>
    <style:style style:name="T6" style:family="text">
      <style:text-properties style:font-name="Fira Sans Light" fo:font-size="10.5pt" fo:font-style="normal" style:font-size-asian="16pt" style:font-style-asian="normal" style:font-size-complex="16pt" style:font-style-complex="normal"/>
    </style:style>
    <style:style style:name="T7" style:family="text">
      <style:text-properties style:font-name="Fira Sans Light" fo:font-size="10.5pt" fo:font-style="normal" style:font-size-asian="11pt" style:font-style-asian="normal" style:font-size-complex="11pt" style:font-style-complex="normal"/>
    </style:style>
    <style:style style:name="T8" style:family="text">
      <style:text-properties style:font-name="Fira Sans Light" fo:font-size="10.5pt" style:font-size-asian="16pt" style:font-size-complex="16pt"/>
    </style:style>
    <style:style style:name="T9" style:family="text">
      <style:text-properties style:font-name="Fira Sans Light" fo:font-size="15pt" style:font-size-asian="26pt" style:font-size-complex="26pt"/>
    </style:style>
    <style:style style:name="T10" style:family="text">
      <style:text-properties style:font-name="Fira Sans Light1" fo:font-size="10.5pt" fo:font-style="normal" style:font-size-asian="16pt" style:font-style-asian="normal" style:font-size-complex="16pt" style:font-style-complex="normal"/>
    </style:style>
    <style:style style:name="T11" style:family="text">
      <style:text-properties style:font-name="Fira Sans Light1" fo:font-size="10.5pt" fo:font-style="normal" style:font-size-asian="11pt" style:font-style-asian="normal" style:font-size-complex="11pt" style:font-style-complex="normal"/>
    </style:style>
    <style:style style:name="T12" style:family="text">
      <style:text-properties style:font-name="Fira Sans Light1" fo:font-size="10.5pt" fo:font-weight="bold" style:font-size-asian="11pt" style:font-weight-asian="bold" style:font-size-complex="11pt" style:font-weight-complex="bold"/>
    </style:style>
    <style:style style:name="T13" style:family="text">
      <style:text-properties style:font-name="Fira Sans Light1" fo:font-size="10.5pt" style:font-size-asian="16pt" style:font-size-complex="16pt"/>
    </style:style>
    <style:style style:name="T14" style:family="text">
      <style:text-properties style:font-name="Fira Sans Light1" fo:font-size="10pt" fo:font-style="normal" style:font-size-asian="10.5pt" style:font-style-asian="normal" style:font-size-complex="10.5pt" style:font-style-complex="normal"/>
    </style:style>
    <style:style style:name="T15" style:family="text">
      <style:text-properties style:font-name="Fira Sans Light1" fo:font-size="10pt" style:font-size-asian="15pt" style:font-size-complex="15pt"/>
    </style:style>
    <style:style style:name="T16" style:family="text">
      <style:text-properties style:font-name="Fira Sans Light1" fo:font-size="10pt" fo:font-style="normal" style:font-size-asian="15pt" style:font-style-asian="normal" style:font-size-complex="15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921cm" svg:height="4.572cm" svg:x="14.979cm" svg:y="2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2.954cm" svg:height="9.525cm" svg:x="1.027cm" svg:y="4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2.526cm" svg:height="1.787cm" svg:x="19.694cm" svg:y="2.663cm">
          <text:p text:style-name="P3"><text:span text:style-name="T1">Retrieval</text:span></text:p>
          <text:p text:style-name="P3"><text:span text:style-name="T1">Bi-Encoder +</text:span></text:p>
          <text:p text:style-name="P3"><text:span text:style-name="T1">AN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1.787cm" svg:x="24.76cm" svg:y="2.654cm">
          <text:p text:style-name="P3"><text:span text:style-name="T1">Re-Ranker</text:span></text:p>
          <text:p text:style-name="P3"><text:span text:style-name="T1">Cross-En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1.787cm" svg:x="29.84cm" svg:y="2.663cm">
          <text:p text:style-name="P3"><text:span text:style-name="T1">Ranked H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" draw:id="id1" draw:layer="layout" svg:width="2.54cm" svg:height="1.787cm" svg:x="29.84cm" svg:y="7.35cm">
          <text:p text:style-name="P3"><text:span text:style-name="T1">Doc./ Query +</text:span></text:p>
          <text:p text:style-name="P3"><text:span text:style-name="T1">Filters +</text:span></text:p>
          <text:p text:style-name="P3"><text:span text:style-name="T1">Sample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5" draw:id="id5" draw:layer="layout" svg:width="2.54cm" svg:height="2.54cm" svg:x="14.6cm" svg:y="6.969cm">
          <text:p text:style-name="P5"><text:span text:style-name="T2">Document</text:span></text:p>
          <text:p text:style-name="P5"><text:span text:style-name="T2">Store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7" draw:layer="layout" svg:x1="22.22cm" svg:y1="3.552cm" svg:x2="24.76cm" svg:y2="3.552cm">
          <text:p/>
        </draw:line>
        <draw:line draw:style-name="gr6" draw:text-style-name="P8" draw:layer="layout" svg:x1="27.3cm" svg:y1="3.555cm" svg:x2="29.84cm" svg:y2="3.555cm">
          <text:p/>
        </draw:line>
        <draw:connector draw:style-name="gr7" draw:text-style-name="P8" draw:layer="layout" draw:type="lines" draw:line-skew="-0.387cm 1.511cm" svg:x1="31.11cm" svg:y1="7.35cm" svg:x2="20.957cm" svg:y2="4.45cm" draw:start-shape="id1" draw:start-glue-point="0" draw:end-shape="id2" draw:end-glue-point="2" svg:d="M31110 7350v-889h-10153v-2011" svg:viewBox="0 0 10154 2901">
          <text:p/>
        </draw:connector>
        <draw:frame draw:style-name="gr8" draw:text-style-name="P9" draw:layer="layout" svg:width="2.667cm" svg:height="0.683cm" svg:x="20.95cm" svg:y="5.082cm">
          <draw:text-box>
            <text:p><text:span text:style-name="T3">Doc./ Query</text:span></text:p>
          </draw:text-box>
        </draw:frame>
        <draw:custom-shape draw:style-name="gr4" draw:text-style-name="P4" xml:id="id3" draw:id="id3" draw:layer="layout" svg:width="2.54cm" svg:height="1.787cm" svg:x="23.06cm" svg:y="10.005cm">
          <text:p text:style-name="P3"><text:span text:style-name="T1">SBERT</text:span></text:p>
          <text:p text:style-name="P3"><text:span text:style-name="T1">Embedd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6" draw:id="id6" draw:layer="layout" svg:width="2.54cm" svg:height="1.787cm" svg:x="29.84cm" svg:y="13.332cm">
          <text:p text:style-name="P3"><text:span text:style-name="T1">Interactive</text:span></text:p>
          <text:p text:style-name="P3"><text:span text:style-name="T1">Scatter Pl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3.937cm" svg:height="0.683cm" svg:x="17.488cm" svg:y="7.478cm">
          <draw:text-box>
            <text:p><text:span text:style-name="T3">Filters + Sample Size</text:span></text:p>
          </draw:text-box>
        </draw:frame>
        <draw:custom-shape draw:style-name="gr4" draw:text-style-name="P4" xml:id="id4" draw:id="id4" draw:layer="layout" svg:width="2.54cm" svg:height="1.787cm" svg:x="23.06cm" svg:y="13.332cm">
          <text:p text:style-name="P3"><text:span text:style-name="T1">UMAP</text:span></text:p>
          <text:p text:style-name="P3"><text:span text:style-name="T1">Embedd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0" draw:layer="layout" draw:type="line" svg:x1="24.33cm" svg:y1="11.792cm" svg:x2="24.33cm" svg:y2="13.332cm" draw:start-shape="id3" draw:start-glue-point="2" draw:end-shape="id4" draw:end-glue-point="0" svg:d="M24330 11792v1540" svg:viewBox="0 0 1 1541">
          <text:p/>
        </draw:connector>
        <draw:custom-shape draw:style-name="gr4" draw:text-style-name="P4" xml:id="id7" draw:id="id7" draw:layer="layout" svg:width="2.54cm" svg:height="1.787cm" svg:x="20.56cm" svg:y="13.332cm">
          <text:p text:style-name="P3"><text:span text:style-name="T1">BERTopic</text:span></text:p>
          <text:p text:style-name="P3"><text:span text:style-name="T1">Top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1" draw:layer="layout" draw:line-skew="-1.464cm" svg:x1="15.87cm" svg:y1="6.969cm" svg:x2="19.68cm" svg:y2="3.54cm" draw:start-shape="id5" draw:start-glue-point="5" svg:d="M15870 6969v-3429h3810" svg:viewBox="0 0 3811 3430">
          <text:p/>
        </draw:connector>
        <draw:connector draw:style-name="gr11" draw:text-style-name="P10" draw:layer="layout" draw:type="line" svg:x1="25.6cm" svg:y1="14.225cm" svg:x2="29.84cm" svg:y2="14.225cm" draw:start-shape="id4" draw:start-glue-point="1" draw:end-shape="id6" draw:end-glue-point="3" svg:d="M25600 14225h4240" svg:viewBox="0 0 4241 1">
          <text:p/>
        </draw:connector>
        <draw:connector draw:style-name="gr11" draw:text-style-name="P10" draw:layer="layout" svg:x1="15.87cm" svg:y1="9.509cm" svg:x2="20.56cm" svg:y2="14.225cm" draw:start-shape="id5" draw:start-glue-point="7" draw:end-shape="id7" draw:end-glue-point="3" svg:d="M15870 9509v4716h4690" svg:viewBox="0 0 4691 4717">
          <text:p/>
        </draw:connector>
        <draw:custom-shape draw:style-name="gr4" draw:text-style-name="P4" xml:id="id9" draw:id="id9" draw:layer="layout" svg:width="2.54cm" svg:height="1.787cm" svg:x="1.281cm" svg:y="7.339cm">
          <text:p text:style-name="P3"><text:span text:style-name="T1">Pre-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xml:id="id8" draw:id="id8" draw:layer="layout" svg:width="2.54cm" svg:height="2.54cm" svg:x="1.273cm" svg:y="11.087cm">
          <text:p text:style-name="P12"><text:span text:style-name="T3">Document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1" draw:text-style-name="P10" draw:layer="layout" draw:type="line" svg:x1="2.543cm" svg:y1="11.087cm" svg:x2="2.551cm" svg:y2="9.126cm" draw:start-shape="id8" draw:start-glue-point="4" draw:end-shape="id9" draw:end-glue-point="2" svg:d="M2543 11087l8-1961" svg:viewBox="0 0 9 1962">
          <text:p/>
        </draw:connector>
        <draw:frame draw:style-name="gr8" draw:text-style-name="P9" draw:layer="layout" svg:width="2.667cm" svg:height="0.683cm" svg:x="26.281cm" svg:y="11.029cm">
          <draw:text-box>
            <text:p><text:span text:style-name="T3">Doc./ Query</text:span></text:p>
          </draw:text-box>
        </draw:frame>
        <draw:frame draw:style-name="gr13" draw:text-style-name="P9" draw:layer="layout" svg:width="3.175cm" svg:height="1.505cm" svg:x="10.076cm" svg:y="12.235cm">
          <draw:text-box>
            <text:p><text:span text:style-name="T4">Indexing Pipeline</text:span></text:p>
          </draw:text-box>
        </draw:frame>
        <draw:frame draw:style-name="gr13" draw:text-style-name="P9" draw:layer="layout" svg:width="3.175cm" svg:height="1.505cm" svg:x="29.838cm" svg:y="4.81cm">
          <draw:text-box>
            <text:p><text:span text:style-name="T4">Query Pipeline</text:span></text:p>
          </draw:text-box>
        </draw:frame>
        <draw:frame draw:style-name="gr13" draw:text-style-name="P9" draw:layer="layout" svg:width="3.556cm" svg:height="1.505cm" svg:x="29.411cm" svg:y="11.217cm">
          <draw:text-box>
            <text:p><text:span text:style-name="T4">Visualization Pipeline</text:span></text:p>
          </draw:text-box>
        </draw:frame>
        <draw:connector draw:style-name="gr14" draw:text-style-name="P14" draw:layer="layout" svg:x1="31.11cm" svg:y1="9.137cm" svg:x2="25.6cm" svg:y2="10.898cm" draw:start-shape="id1" draw:start-glue-point="2" draw:end-shape="id3" draw:end-glue-point="1" svg:d="M31110 9137v1761h-5510" svg:viewBox="0 0 5511 1762">
          <text:p/>
        </draw:connector>
        <draw:custom-shape draw:style-name="gr15" draw:text-style-name="P1" draw:layer="layout" svg:width="17.921cm" svg:height="5.874cm" svg:x="14.979cm" svg:y="9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1" draw:layer="layout" draw:type="line" svg:x1="29.84cm" svg:y1="8.243cm" svg:x2="17.14cm" svg:y2="8.239cm" draw:start-shape="id1" draw:start-glue-point="3" draw:end-shape="id5" draw:end-glue-point="8" svg:d="M29840 8243l-12700-4" svg:viewBox="0 0 12701 5">
          <text:p/>
        </draw:connector>
        <draw:custom-shape draw:style-name="gr4" draw:text-style-name="P4" xml:id="id11" draw:id="id11" draw:layer="layout" svg:width="2.54cm" svg:height="1.787cm" svg:x="10.418cm" svg:y="5.57cm">
          <text:p text:style-name="P3"><text:span text:style-name="T1">UMAP</text:span></text:p>
          <text:p text:style-name="P3"><text:span text:style-name="T1">Embedd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8" xml:id="id13" draw:id="id13" draw:layer="layout" svg:x1="7.558cm" svg:y1="8.254cm" svg:x2="14.594cm" svg:y2="8.257cm">
          <draw:glue-point draw:id="4" svg:x="3.538cm" svg:y="43.333cm"/>
          <text:p/>
        </draw:line>
        <draw:custom-shape draw:style-name="gr4" draw:text-style-name="P4" xml:id="id10" draw:id="id10" draw:layer="layout" svg:width="2.54cm" svg:height="1.787cm" svg:x="6.218cm" svg:y="7.338cm">
          <text:p text:style-name="P3"><text:span text:style-name="T1">SBERT</text:span></text:p>
          <text:p text:style-name="P3"><text:span text:style-name="T1">Embedd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2" draw:id="id12" draw:layer="layout" svg:width="2.54cm" svg:height="1.787cm" svg:x="10.418cm" svg:y="9.138cm">
          <text:p text:style-name="P3"><text:span text:style-name="T1">BERTopic</text:span></text:p>
          <text:p text:style-name="P3"><text:span text:style-name="T1">Top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5" draw:layer="layout" svg:x1="7.488cm" svg:y1="7.338cm" svg:x2="10.418cm" svg:y2="6.463cm" draw:start-shape="id10" draw:start-glue-point="0" draw:end-shape="id11" draw:end-glue-point="3" svg:d="M7488 7338v-875h2930" svg:viewBox="0 0 2931 876">
          <text:p/>
        </draw:connector>
        <draw:connector draw:style-name="gr14" draw:text-style-name="P14" draw:layer="layout" svg:x1="7.488cm" svg:y1="9.125cm" svg:x2="10.418cm" svg:y2="10.031cm" draw:start-shape="id10" draw:start-glue-point="2" draw:end-shape="id12" draw:end-glue-point="3" svg:d="M7488 9125v906h2930" svg:viewBox="0 0 2931 907">
          <text:p/>
        </draw:connector>
        <draw:connector draw:style-name="gr18" draw:text-style-name="P14" draw:layer="layout" svg:x1="13.565cm" svg:y1="8.257cm" svg:x2="12.958cm" svg:y2="10.031cm" draw:start-shape="id13" draw:start-glue-point="4" draw:end-shape="id12" draw:end-glue-point="1" svg:d="M13565 8257v1774h-607" svg:viewBox="0 0 608 1775">
          <text:p/>
        </draw:connector>
        <draw:connector draw:style-name="gr19" draw:layer="layout" draw:line-skew="-1.529cm -0.94cm" svg:x1="12.958cm" svg:y1="6.463cm" svg:x2="13.565cm" svg:y2="8.257cm" draw:start-shape="id11" draw:start-glue-point="1" draw:end-shape="id13" draw:end-glue-point="4" svg:d="M12958 6463h607v1504 290" svg:viewBox="0 0 608 1795">
          <text:p/>
        </draw:connector>
        <draw:connector draw:style-name="gr20" draw:text-style-name="P10" draw:layer="layout" draw:type="lines" svg:x1="3.821cm" svg:y1="8.232cm" svg:x2="6.218cm" svg:y2="8.231cm" draw:start-shape="id9" draw:start-glue-point="1" draw:end-shape="id10" draw:end-glue-point="3" svg:d="M3821 8232h501l1395-1h501" svg:viewBox="0 0 2398 2">
          <text:p/>
        </draw:connector>
      </draw:page>
      <draw:page draw:name="Indexing Pipeline" draw:style-name="dp1" draw:master-page-name="Default">
        <draw:g>
          <draw:custom-shape draw:style-name="gr4" draw:text-style-name="P4" draw:layer="layout" svg:width="2.54cm" svg:height="1.787cm" svg:x="6.08cm" svg:y="5.151cm">
            <text:p text:style-name="P3"><text:span text:style-name="T1">Pre-process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xml:id="id17" draw:id="id17" draw:layer="layout" svg:width="2.54cm" svg:height="2.54cm" svg:x="20.74cm" svg:y="4.779cm">
            <text:p text:style-name="P5"><text:span text:style-name="T2">Document</text:span></text:p>
            <text:p text:style-name="P5"><text:span text:style-name="T2">Store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4" xml:id="id15" draw:id="id15" draw:layer="layout" svg:width="2.54cm" svg:height="1.787cm" svg:x="15.96cm" svg:y="3.365cm">
            <text:p text:style-name="P3"><text:span text:style-name="T1">UMAP</text:span></text:p>
            <text:p text:style-name="P3"><text:span text:style-name="T1">Embedding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2.54cm" svg:height="2.54cm" svg:x="1cm" svg:y="4.779cm">
            <text:p text:style-name="P12"><text:span text:style-name="T3">Documents</text:span></text:p>
  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line draw:style-name="gr6" draw:text-style-name="P8" draw:layer="layout" svg:x1="3.54cm" svg:y1="6.049cm" svg:x2="6.08cm" svg:y2="6.049cm">
            <text:p/>
          </draw:line>
          <draw:line draw:style-name="gr6" draw:text-style-name="P8" draw:layer="layout" svg:x1="8.62cm" svg:y1="6.049cm" svg:x2="11.16cm" svg:y2="6.049cm">
            <text:p/>
          </draw:line>
          <draw:line draw:style-name="gr6" draw:text-style-name="P8" draw:layer="layout" svg:x1="13.7cm" svg:y1="6.049cm" svg:x2="20.736cm" svg:y2="6.052cm">
            <text:p/>
          </draw:line>
          <draw:custom-shape draw:style-name="gr4" draw:text-style-name="P4" xml:id="id14" draw:id="id14" draw:layer="layout" svg:width="2.54cm" svg:height="1.787cm" svg:x="11.16cm" svg:y="5.133cm">
            <text:p text:style-name="P3"><text:span text:style-name="T1">SBERT</text:span></text:p>
            <text:p text:style-name="P3"><text:span text:style-name="T1">Embedding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xml:id="id16" draw:id="id16" draw:layer="layout" svg:width="2.54cm" svg:height="1.787cm" svg:x="15.96cm" svg:y="6.933cm">
            <text:p text:style-name="P3"><text:span text:style-name="T1">BERTopic</text:span></text:p>
            <text:p text:style-name="P3"><text:span text:style-name="T1">Topic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7" draw:text-style-name="P15" draw:layer="layout" svg:x1="12.43cm" svg:y1="5.133cm" svg:x2="15.96cm" svg:y2="4.258cm" draw:start-shape="id14" draw:start-glue-point="0" draw:end-shape="id15" draw:end-glue-point="3" svg:d="M12430 5133v-875h3530" svg:viewBox="0 0 3531 876">
            <text:p/>
          </draw:connector>
          <draw:connector draw:style-name="gr14" draw:text-style-name="P14" draw:layer="layout" svg:x1="12.43cm" svg:y1="6.92cm" svg:x2="15.96cm" svg:y2="7.826cm" draw:start-shape="id14" draw:start-glue-point="2" draw:end-shape="id16" draw:end-glue-point="3" svg:d="M12430 6920v906h3530" svg:viewBox="0 0 3531 907">
            <text:p/>
          </draw:connector>
          <draw:connector draw:style-name="gr14" draw:text-style-name="P14" draw:layer="layout" svg:x1="18.5cm" svg:y1="4.258cm" svg:x2="22.01cm" svg:y2="4.779cm" draw:start-shape="id15" draw:start-glue-point="1" draw:end-shape="id17" draw:end-glue-point="5" svg:d="M18500 4258h3510v521" svg:viewBox="0 0 3511 522">
            <text:p/>
          </draw:connector>
          <draw:connector draw:style-name="gr14" draw:text-style-name="P14" draw:layer="layout" svg:x1="18.5cm" svg:y1="7.826cm" svg:x2="22.01cm" svg:y2="7.319cm" draw:start-shape="id16" draw:start-glue-point="1" draw:end-shape="id17" draw:end-glue-point="7" svg:d="M18500 7826h3510v-507" svg:viewBox="0 0 3511 508">
            <text:p/>
          </draw:connector>
        </draw:g>
      </draw:page>
      <draw:page draw:name="Query Pipeline" draw:style-name="dp1" draw:master-page-name="Default">
        <draw:g>
          <draw:custom-shape draw:style-name="gr3" draw:text-style-name="P4" xml:id="id19" draw:id="id19" draw:layer="layout" svg:width="2.526cm" svg:height="1.787cm" svg:x="6.094cm" svg:y="6.462cm">
            <text:p text:style-name="P3"><text:span text:style-name="T1">Retrieval</text:span></text:p>
            <text:p text:style-name="P3"><text:span text:style-name="T1">Bi-Encoder +</text:span></text:p>
            <text:p text:style-name="P3"><text:span text:style-name="T1">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54cm" svg:height="1.787cm" svg:x="11.16cm" svg:y="6.453cm">
            <text:p text:style-name="P3"><text:span text:style-name="T1">Re-Ranker</text:span></text:p>
            <text:p text:style-name="P3"><text:span text:style-name="T1">Cross-Enco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54cm" svg:height="1.787cm" svg:x="16.24cm" svg:y="6.462cm">
            <text:p text:style-name="P3"><text:span text:style-name="T1">Ranked Hi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xml:id="id18" draw:id="id18" draw:layer="layout" svg:width="2.54cm" svg:height="1.787cm" svg:x="16.24cm" svg:y="9.393cm">
            <text:p text:style-name="P3"><text:span text:style-name="T1">Doc./ Query +</text:span></text:p>
            <text:p text:style-name="P3"><text:span text:style-name="T1">Filt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xml:id="id20" draw:id="id20" draw:layer="layout" svg:width="2.54cm" svg:height="2.54cm" svg:x="1cm" svg:y="6.081cm">
            <text:p text:style-name="P5"><text:span text:style-name="T2">Document</text:span></text:p>
            <text:p text:style-name="P5"><text:span text:style-name="T2">Store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line draw:style-name="gr6" draw:text-style-name="P8" draw:layer="layout" svg:x1="3.54cm" svg:y1="7.354cm" svg:x2="6.08cm" svg:y2="7.354cm">
            <text:p/>
          </draw:line>
          <draw:line draw:style-name="gr6" draw:text-style-name="P8" draw:layer="layout" svg:x1="8.62cm" svg:y1="7.351cm" svg:x2="11.16cm" svg:y2="7.351cm">
            <text:p/>
          </draw:line>
          <draw:line draw:style-name="gr6" draw:text-style-name="P8" draw:layer="layout" svg:x1="13.7cm" svg:y1="7.354cm" svg:x2="16.24cm" svg:y2="7.354cm">
            <text:p/>
          </draw:line>
          <draw:connector draw:style-name="gr7" draw:text-style-name="P8" draw:layer="layout" draw:type="lines" draw:line-skew="0cm 1.523cm" svg:x1="16.24cm" svg:y1="10.286cm" svg:x2="7.357cm" svg:y2="8.249cm" draw:start-shape="id18" draw:start-glue-point="3" draw:end-shape="id19" draw:end-glue-point="2" svg:d="M16240 10286h-501l-8382-14v-2023" svg:viewBox="0 0 8884 2038">
            <text:p/>
          </draw:connector>
          <draw:line draw:style-name="gr21" draw:text-style-name="P8" draw:layer="layout" svg:x1="14.97cm" svg:y1="6.081cm" svg:x2="14.97cm" svg:y2="11.542cm">
            <text:p/>
          </draw:line>
          <draw:frame draw:style-name="gr8" draw:text-style-name="P16" draw:layer="layout" svg:width="3.148cm" svg:height="0.683cm" svg:x="16.086cm" svg:y="8.494cm">
            <draw:text-box>
              <text:p><text:span text:style-name="T5">User Interface</text:span></text:p>
            </draw:text-box>
          </draw:frame>
          <draw:connector draw:style-name="gr7" draw:text-style-name="P7" draw:layer="layout" draw:type="lines" draw:line-skew="0cm 1.143cm" svg:x1="16.166cm" svg:y1="10.287cm" svg:x2="2.27cm" svg:y2="8.621cm" draw:end-shape="id20" draw:end-glue-point="7" svg:d="M16166 10287l-13896-21v-1645" svg:viewBox="0 0 13897 1667">
            <text:p/>
          </draw:connector>
          <draw:frame draw:style-name="gr8" draw:text-style-name="P9" draw:layer="layout" svg:width="2.667cm" svg:height="0.683cm" svg:x="2.27cm" svg:y="9.081cm">
            <draw:text-box>
              <text:p><text:span text:style-name="T3">Filters</text:span></text:p>
            </draw:text-box>
          </draw:frame>
          <draw:frame draw:style-name="gr8" draw:text-style-name="P9" draw:layer="layout" svg:width="2.667cm" svg:height="0.683cm" svg:x="7.35cm" svg:y="9.081cm">
            <draw:text-box>
              <text:p><text:span text:style-name="T3">Doc./ Query</text:span></text:p>
            </draw:text-box>
          </draw:frame>
        </draw:g>
      </draw:page>
      <draw:page draw:name="Visualization pipeline" draw:style-name="dp1" draw:master-page-name="Default">
        <draw:g>
          <draw:custom-shape draw:style-name="gr4" draw:text-style-name="P4" xml:id="id22" draw:id="id22" draw:layer="layout" svg:width="2.54cm" svg:height="1.787cm" svg:x="9.89cm" svg:y="11.208cm">
            <text:p text:style-name="P3"><text:span text:style-name="T1">SBERT</text:span></text:p>
            <text:p text:style-name="P3"><text:span text:style-name="T1">Embedding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xml:id="id26" draw:id="id26" draw:layer="layout" svg:width="2.54cm" svg:height="1.787cm" svg:x="16.24cm" svg:y="7.411cm">
            <text:p text:style-name="P3"><text:span text:style-name="T1">Interactive</text:span></text:p>
            <text:p text:style-name="P3"><text:span text:style-name="T1">Scatter Plo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xml:id="id21" draw:id="id21" draw:layer="layout" svg:width="2.54cm" svg:height="1.787cm" svg:x="16.24cm" svg:y="11.218cm">
            <text:p text:style-name="P3"><text:span text:style-name="T1">Doc./ Query +</text:span></text:p>
            <text:p text:style-name="P3"><text:span text:style-name="T1">Filters +</text:span></text:p>
            <text:p text:style-name="P3"><text:span text:style-name="T1">Sample Siz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xml:id="id24" draw:id="id24" draw:layer="layout" svg:width="2.54cm" svg:height="2.54cm" svg:x="2.3cm" svg:y="7.03cm">
            <text:p text:style-name="P5"><text:span text:style-name="T2">Document</text:span></text:p>
            <text:p text:style-name="P5"><text:span text:style-name="T2">Store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line draw:style-name="gr6" draw:text-style-name="P8" draw:layer="layout" svg:x1="4.85cm" svg:y1="8.3cm" svg:x2="7.39cm" svg:y2="8.3cm">
            <text:p/>
          </draw:line>
          <draw:line draw:style-name="gr21" draw:text-style-name="P8" draw:layer="layout" svg:x1="14.97cm" svg:y1="7.03cm" svg:x2="14.97cm" svg:y2="14.65cm">
            <text:p/>
          </draw:line>
          <draw:frame draw:style-name="gr8" draw:text-style-name="P16" draw:layer="layout" svg:width="3.148cm" svg:height="0.683cm" svg:x="16.086cm" svg:y="9.943cm">
            <draw:text-box>
              <text:p><text:span text:style-name="T5">User Interface</text:span></text:p>
            </draw:text-box>
          </draw:frame>
          <draw:frame draw:style-name="gr22" draw:text-style-name="P9" draw:layer="layout" svg:width="3.048cm" svg:height="1.115cm" svg:x="3.58cm" svg:y="10.205cm">
            <draw:text-box>
              <text:p><text:span text:style-name="T3">Filters +</text:span></text:p>
              <text:p><text:span text:style-name="T3">Sample Size</text:span></text:p>
            </draw:text-box>
          </draw:frame>
          <draw:frame draw:style-name="gr22" draw:text-style-name="P9" draw:layer="layout" svg:width="2.426cm" svg:height="1.115cm" svg:x="12.43cm" svg:y="11.363cm">
            <draw:text-box>
              <text:p><text:span text:style-name="T3">Doc./ Query</text:span></text:p>
            </draw:text-box>
          </draw:frame>
          <draw:custom-shape draw:style-name="gr23" draw:text-style-name="P14" xml:id="id23" draw:id="id23" draw:layer="layout" svg:width="0.001cm" svg:height="0.001cm" svg:x="17.51cm" svg:y="14.0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4" draw:text-style-name="P10" draw:layer="layout" draw:type="line" svg:x1="16.24cm" svg:y1="12.111cm" svg:x2="12.43cm" svg:y2="12.101cm" draw:start-shape="id21" draw:start-glue-point="3" draw:end-shape="id22" draw:end-glue-point="1" svg:d="M16240 12111l-3810-10" svg:viewBox="0 0 3811 11">
            <text:p/>
          </draw:connector>
          <draw:connector draw:style-name="gr25" draw:text-style-name="P10" draw:layer="layout" draw:type="line" svg:x1="17.51cm" svg:y1="13.005cm" svg:x2="17.51cm" svg:y2="14.015cm" draw:start-shape="id21" draw:start-glue-point="2" draw:end-shape="id23" draw:end-glue-point="0" svg:d="M17510 13005v1010" svg:viewBox="0 0 1 1011">
            <text:p/>
          </draw:connector>
          <draw:connector draw:style-name="gr26" draw:text-style-name="P10" draw:layer="layout" draw:type="lines" draw:line-skew="0.502cm 3.943cm" svg:x1="17.51cm" svg:y1="14.015cm" svg:x2="3.57cm" svg:y2="9.57cm" draw:start-shape="id23" draw:start-glue-point="3" draw:end-shape="id24" draw:end-glue-point="7" svg:d="M17510 14015h-13940v-4445" svg:viewBox="0 0 13941 4446">
            <text:p/>
          </draw:connector>
          <draw:custom-shape draw:style-name="gr4" draw:text-style-name="P4" xml:id="id25" draw:id="id25" draw:layer="layout" svg:width="2.54cm" svg:height="1.787cm" svg:x="9.89cm" svg:y="7.411cm">
            <text:p text:style-name="P3"><text:span text:style-name="T1">UMAP</text:span></text:p>
            <text:p text:style-name="P3"><text:span text:style-name="T1">Embedding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9" draw:text-style-name="P10" draw:layer="layout" draw:type="line" svg:x1="11.16cm" svg:y1="11.208cm" svg:x2="11.16cm" svg:y2="9.198cm" draw:start-shape="id22" draw:start-glue-point="0" draw:end-shape="id25" draw:end-glue-point="2" svg:d="M11160 11208v-2010" svg:viewBox="0 0 1 2011">
            <text:p/>
          </draw:connector>
          <draw:connector draw:style-name="gr27" draw:text-style-name="P10" draw:layer="layout" draw:type="line" svg:x1="12.43cm" svg:y1="8.304cm" svg:x2="16.24cm" svg:y2="8.304cm" draw:start-shape="id25" draw:start-glue-point="1" draw:end-shape="id26" draw:end-glue-point="3" svg:d="M12430 8304h3810" svg:viewBox="0 0 3811 1">
            <text:p/>
          </draw:connector>
          <draw:custom-shape draw:style-name="gr4" draw:text-style-name="P4" draw:layer="layout" svg:width="2.54cm" svg:height="1.787cm" svg:x="7.39cm" svg:y="7.411cm">
            <text:p text:style-name="P3"><text:span text:style-name="T1">BERTopic</text:span></text:p>
            <text:p text:style-name="P3"><text:span text:style-name="T1">Topic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5" draw:style-name="dp1" draw:master-page-name="Default">
        <draw:custom-shape draw:style-name="gr28" draw:text-style-name="P17" draw:layer="layout" svg:width="17.921cm" svg:height="4.572cm" svg:x="14.979cm" svg:y="2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8" draw:layer="layout" svg:width="12.954cm" svg:height="9.525cm" svg:x="1.027cm" svg:y="4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0" xml:id="id28" draw:id="id28" draw:layer="layout" svg:width="2.526cm" svg:height="1.787cm" svg:x="19.694cm" svg:y="2.663cm">
          <text:p text:style-name="P19"><text:span text:style-name="T6">Retrieval</text:span></text:p>
          <text:p text:style-name="P19"><text:span text:style-name="T6">Bi-Encoder +</text:span></text:p>
          <text:p text:style-name="P19"><text:span text:style-name="T6">AN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0" draw:layer="layout" svg:width="2.54cm" svg:height="1.787cm" svg:x="24.76cm" svg:y="2.654cm">
          <text:p text:style-name="P19"><text:span text:style-name="T6">Re-Ranker</text:span></text:p>
          <text:p text:style-name="P19"><text:span text:style-name="T6">Cross-En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0" draw:layer="layout" svg:width="2.54cm" svg:height="1.787cm" svg:x="29.84cm" svg:y="2.663cm">
          <text:p text:style-name="P19"><text:span text:style-name="T6">Ranked H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0" xml:id="id27" draw:id="id27" draw:layer="layout" svg:width="2.54cm" svg:height="1.787cm" svg:x="29.84cm" svg:y="7.35cm">
          <text:p text:style-name="P19"><text:span text:style-name="T6">Doc./ Query +</text:span></text:p>
          <text:p text:style-name="P19"><text:span text:style-name="T6">Filters +</text:span></text:p>
          <text:p text:style-name="P19"><text:span text:style-name="T6">Sample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2" xml:id="id31" draw:id="id31" draw:layer="layout" svg:width="2.54cm" svg:height="2.54cm" svg:x="14.6cm" svg:y="6.969cm">
          <text:p text:style-name="P21"><text:span text:style-name="T7">Document</text:span></text:p>
          <text:p text:style-name="P21"><text:span text:style-name="T7">Store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3" draw:layer="layout" svg:x1="22.22cm" svg:y1="3.552cm" svg:x2="24.76cm" svg:y2="3.552cm">
          <text:p/>
        </draw:line>
        <draw:line draw:style-name="gr6" draw:text-style-name="P23" draw:layer="layout" svg:x1="27.3cm" svg:y1="3.555cm" svg:x2="29.84cm" svg:y2="3.555cm">
          <text:p/>
        </draw:line>
        <draw:connector draw:style-name="gr7" draw:text-style-name="P23" draw:layer="layout" draw:type="lines" draw:line-skew="-0.387cm 1.511cm" svg:x1="31.11cm" svg:y1="7.35cm" svg:x2="20.957cm" svg:y2="4.45cm" draw:start-shape="id27" draw:start-glue-point="0" draw:end-shape="id28" draw:end-glue-point="2" svg:d="M31110 7350v-889h-10153v-2011" svg:viewBox="0 0 10154 2901">
          <text:p/>
        </draw:connector>
        <draw:frame draw:style-name="gr30" draw:text-style-name="P24" draw:layer="layout" svg:width="2.667cm" svg:height="0.691cm" svg:x="20.95cm" svg:y="5.082cm">
          <draw:text-box>
            <text:p><text:span text:style-name="T8">Doc./ Query</text:span></text:p>
          </draw:text-box>
        </draw:frame>
        <draw:custom-shape draw:style-name="gr4" draw:text-style-name="P26" xml:id="id29" draw:id="id29" draw:layer="layout" svg:width="2.54cm" svg:height="1.787cm" svg:x="23.06cm" svg:y="10.005cm">
          <text:p text:style-name="P25"><text:span text:style-name="T6">SBERT</text:span></text:p>
          <text:p text:style-name="P25"><text:span text:style-name="T6">Embedd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6" xml:id="id32" draw:id="id32" draw:layer="layout" svg:width="2.54cm" svg:height="1.787cm" svg:x="29.84cm" svg:y="13.332cm">
          <text:p text:style-name="P25"><text:span text:style-name="T6">Interactive</text:span></text:p>
          <text:p text:style-name="P25"><text:span text:style-name="T6">Scatter Pl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24" draw:layer="layout" svg:width="3.937cm" svg:height="0.691cm" svg:x="17.488cm" svg:y="7.478cm">
          <draw:text-box>
            <text:p><text:span text:style-name="T8">Filters + Sample Size</text:span></text:p>
          </draw:text-box>
        </draw:frame>
        <draw:custom-shape draw:style-name="gr4" draw:text-style-name="P26" xml:id="id30" draw:id="id30" draw:layer="layout" svg:width="2.54cm" svg:height="1.787cm" svg:x="23.06cm" svg:y="13.332cm">
          <text:p text:style-name="P25"><text:span text:style-name="T6">UMAP</text:span></text:p>
          <text:p text:style-name="P25"><text:span text:style-name="T6">Embedd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7" draw:layer="layout" draw:type="line" svg:x1="24.33cm" svg:y1="11.792cm" svg:x2="24.33cm" svg:y2="13.332cm" draw:start-shape="id29" draw:start-glue-point="2" draw:end-shape="id30" draw:end-glue-point="0" svg:d="M24330 11792v1540" svg:viewBox="0 0 1 1541">
          <text:p/>
        </draw:connector>
        <draw:custom-shape draw:style-name="gr4" draw:text-style-name="P26" xml:id="id33" draw:id="id33" draw:layer="layout" svg:width="2.54cm" svg:height="1.787cm" svg:x="20.56cm" svg:y="13.332cm">
          <text:p text:style-name="P25"><text:span text:style-name="T6">BERTopic</text:span></text:p>
          <text:p text:style-name="P25"><text:span text:style-name="T6">Top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28" draw:layer="layout" draw:line-skew="-1.464cm" svg:x1="15.87cm" svg:y1="6.969cm" svg:x2="19.68cm" svg:y2="3.54cm" draw:start-shape="id31" draw:start-glue-point="5" svg:d="M15870 6969v-3429h3810" svg:viewBox="0 0 3811 3430">
          <text:p/>
        </draw:connector>
        <draw:connector draw:style-name="gr11" draw:text-style-name="P27" draw:layer="layout" draw:type="line" svg:x1="25.6cm" svg:y1="14.225cm" svg:x2="29.84cm" svg:y2="14.225cm" draw:start-shape="id30" draw:start-glue-point="1" draw:end-shape="id32" draw:end-glue-point="3" svg:d="M25600 14225h4240" svg:viewBox="0 0 4241 1">
          <text:p/>
        </draw:connector>
        <draw:connector draw:style-name="gr11" draw:text-style-name="P27" draw:layer="layout" svg:x1="15.87cm" svg:y1="9.509cm" svg:x2="20.56cm" svg:y2="14.225cm" draw:start-shape="id31" draw:start-glue-point="7" draw:end-shape="id33" draw:end-glue-point="3" svg:d="M15870 9509v4716h4690" svg:viewBox="0 0 4691 4717">
          <text:p/>
        </draw:connector>
        <draw:custom-shape draw:style-name="gr4" draw:text-style-name="P26" xml:id="id35" draw:id="id35" draw:layer="layout" svg:width="2.54cm" svg:height="1.787cm" svg:x="1.281cm" svg:y="7.339cm">
          <text:p text:style-name="P25"><text:span text:style-name="T6">Pre-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0" xml:id="id34" draw:id="id34" draw:layer="layout" svg:width="2.54cm" svg:height="2.54cm" svg:x="1.273cm" svg:y="11.087cm">
          <text:p text:style-name="P29"><text:span text:style-name="T8">Document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1" draw:text-style-name="P27" draw:layer="layout" draw:type="line" svg:x1="2.543cm" svg:y1="11.087cm" svg:x2="2.551cm" svg:y2="9.126cm" draw:start-shape="id34" draw:start-glue-point="4" draw:end-shape="id35" draw:end-glue-point="2" svg:d="M2543 11087l8-1961" svg:viewBox="0 0 9 1962">
          <text:p/>
        </draw:connector>
        <draw:frame draw:style-name="gr30" draw:text-style-name="P24" draw:layer="layout" svg:width="2.667cm" svg:height="0.691cm" svg:x="26.281cm" svg:y="11.029cm">
          <draw:text-box>
            <text:p><text:span text:style-name="T8">Doc./ Query</text:span></text:p>
          </draw:text-box>
        </draw:frame>
        <draw:frame draw:style-name="gr31" draw:text-style-name="P24" draw:layer="layout" svg:width="3.175cm" svg:height="1.521cm" svg:x="10.076cm" svg:y="12.235cm">
          <draw:text-box>
            <text:p><text:span text:style-name="T9">Indexing Pipeline</text:span></text:p>
          </draw:text-box>
        </draw:frame>
        <draw:frame draw:style-name="gr31" draw:text-style-name="P24" draw:layer="layout" svg:width="3.175cm" svg:height="1.521cm" svg:x="29.838cm" svg:y="4.81cm">
          <draw:text-box>
            <text:p><text:span text:style-name="T9">Query Pipeline</text:span></text:p>
          </draw:text-box>
        </draw:frame>
        <draw:frame draw:style-name="gr31" draw:text-style-name="P24" draw:layer="layout" svg:width="3.556cm" svg:height="1.521cm" svg:x="29.411cm" svg:y="11.217cm">
          <draw:text-box>
            <text:p><text:span text:style-name="T9">Visualization Pipeline</text:span></text:p>
          </draw:text-box>
        </draw:frame>
        <draw:connector draw:style-name="gr14" draw:text-style-name="P31" draw:layer="layout" svg:x1="31.11cm" svg:y1="9.137cm" svg:x2="25.6cm" svg:y2="10.898cm" draw:start-shape="id27" draw:start-glue-point="2" draw:end-shape="id29" draw:end-glue-point="1" svg:d="M31110 9137v1761h-5510" svg:viewBox="0 0 5511 1762">
          <text:p/>
        </draw:connector>
        <draw:custom-shape draw:style-name="gr32" draw:text-style-name="P17" draw:layer="layout" svg:width="17.921cm" svg:height="5.874cm" svg:x="14.979cm" svg:y="9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28" draw:layer="layout" draw:type="line" svg:x1="29.84cm" svg:y1="8.243cm" svg:x2="17.14cm" svg:y2="8.239cm" draw:start-shape="id27" draw:start-glue-point="3" draw:end-shape="id31" draw:end-glue-point="8" svg:d="M29840 8243l-12700-4" svg:viewBox="0 0 12701 5">
          <text:p/>
        </draw:connector>
        <draw:custom-shape draw:style-name="gr4" draw:text-style-name="P26" xml:id="id37" draw:id="id37" draw:layer="layout" svg:width="2.54cm" svg:height="1.787cm" svg:x="10.418cm" svg:y="5.57cm">
          <text:p text:style-name="P25"><text:span text:style-name="T6">UMAP</text:span></text:p>
          <text:p text:style-name="P25"><text:span text:style-name="T6">Embedd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23" xml:id="id39" draw:id="id39" draw:layer="layout" svg:x1="7.558cm" svg:y1="8.254cm" svg:x2="14.594cm" svg:y2="8.257cm">
          <draw:glue-point draw:id="4" svg:x="3.538cm" svg:y="43.333cm"/>
          <text:p/>
        </draw:line>
        <draw:custom-shape draw:style-name="gr4" draw:text-style-name="P26" xml:id="id36" draw:id="id36" draw:layer="layout" svg:width="2.54cm" svg:height="1.787cm" svg:x="6.218cm" svg:y="7.338cm">
          <text:p text:style-name="P25"><text:span text:style-name="T6">SBERT</text:span></text:p>
          <text:p text:style-name="P25"><text:span text:style-name="T6">Embedd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6" xml:id="id38" draw:id="id38" draw:layer="layout" svg:width="2.54cm" svg:height="1.787cm" svg:x="10.418cm" svg:y="9.138cm">
          <text:p text:style-name="P25"><text:span text:style-name="T6">BERTopic</text:span></text:p>
          <text:p text:style-name="P25"><text:span text:style-name="T6">Top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32" draw:layer="layout" svg:x1="7.488cm" svg:y1="7.338cm" svg:x2="10.418cm" svg:y2="6.463cm" draw:start-shape="id36" draw:start-glue-point="0" draw:end-shape="id37" draw:end-glue-point="3" svg:d="M7488 7338v-875h2930" svg:viewBox="0 0 2931 876">
          <text:p/>
        </draw:connector>
        <draw:connector draw:style-name="gr14" draw:text-style-name="P31" draw:layer="layout" svg:x1="7.488cm" svg:y1="9.125cm" svg:x2="10.418cm" svg:y2="10.031cm" draw:start-shape="id36" draw:start-glue-point="2" draw:end-shape="id38" draw:end-glue-point="3" svg:d="M7488 9125v906h2930" svg:viewBox="0 0 2931 907">
          <text:p/>
        </draw:connector>
        <draw:connector draw:style-name="gr33" draw:text-style-name="P31" draw:layer="layout" svg:x1="13.565cm" svg:y1="8.257cm" svg:x2="12.958cm" svg:y2="10.031cm" draw:start-shape="id39" draw:start-glue-point="4" draw:end-shape="id38" draw:end-glue-point="1" svg:d="M13565 8257v1774h-607" svg:viewBox="0 0 608 1775">
          <text:p/>
        </draw:connector>
        <draw:connector draw:style-name="gr19" draw:text-style-name="P33" draw:layer="layout" draw:line-skew="-1.529cm -0.94cm" svg:x1="12.958cm" svg:y1="6.463cm" svg:x2="13.565cm" svg:y2="8.257cm" draw:start-shape="id37" draw:start-glue-point="1" draw:end-shape="id39" draw:end-glue-point="4" svg:d="M12958 6463h607v1504 290" svg:viewBox="0 0 608 1795">
          <text:p/>
        </draw:connector>
        <draw:connector draw:style-name="gr20" draw:text-style-name="P27" draw:layer="layout" draw:type="lines" svg:x1="3.821cm" svg:y1="8.232cm" svg:x2="6.218cm" svg:y2="8.231cm" draw:start-shape="id35" draw:start-glue-point="1" draw:end-shape="id36" draw:end-glue-point="3" svg:d="M3821 8232h501l1395-1h501" svg:viewBox="0 0 2398 2">
          <text:p/>
        </draw:connector>
      </draw:page>
      <draw:page draw:name="page6" draw:style-name="dp1" draw:master-page-name="Default">
        <draw:g>
          <draw:custom-shape draw:style-name="gr4" draw:text-style-name="P35" draw:layer="layout" svg:width="2.54cm" svg:height="1.787cm" svg:x="6.082cm" svg:y="5.151cm">
            <text:p text:style-name="P34"><text:span text:style-name="T10">Pre-process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7" xml:id="id43" draw:id="id43" draw:layer="layout" svg:width="2.54cm" svg:height="2.54cm" svg:x="20.742cm" svg:y="4.779cm">
            <text:p text:style-name="P36"><text:span text:style-name="T11">Document</text:span></text:p>
            <text:p text:style-name="P36"><text:span text:style-name="T11">Store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35" xml:id="id41" draw:id="id41" draw:layer="layout" svg:width="2.54cm" svg:height="1.787cm" svg:x="15.962cm" svg:y="3.365cm">
            <text:p text:style-name="P34"><text:span text:style-name="T10">UMAP</text:span></text:p>
            <text:p text:style-name="P34"><text:span text:style-name="T10">Embedding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9" draw:layer="layout" svg:width="2.54cm" svg:height="2.54cm" svg:x="1.002cm" svg:y="4.779cm">
            <text:p text:style-name="P38"><text:span text:style-name="T8">Documents</text:span></text:p>
  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line draw:style-name="gr6" draw:text-style-name="P8" draw:layer="layout" svg:x1="3.542cm" svg:y1="6.049cm" svg:x2="6.082cm" svg:y2="6.049cm">
            <text:p/>
          </draw:line>
          <draw:line draw:style-name="gr6" draw:text-style-name="P8" draw:layer="layout" svg:x1="8.622cm" svg:y1="6.049cm" svg:x2="11.162cm" svg:y2="6.049cm">
            <text:p/>
          </draw:line>
          <draw:line draw:style-name="gr6" draw:text-style-name="P8" draw:layer="layout" svg:x1="13.702cm" svg:y1="6.049cm" svg:x2="20.738cm" svg:y2="6.052cm">
            <text:p/>
          </draw:line>
          <draw:custom-shape draw:style-name="gr4" draw:text-style-name="P35" xml:id="id40" draw:id="id40" draw:layer="layout" svg:width="2.54cm" svg:height="1.787cm" svg:x="11.162cm" svg:y="5.133cm">
            <text:p text:style-name="P34"><text:span text:style-name="T10">SBERT</text:span></text:p>
            <text:p text:style-name="P34"><text:span text:style-name="T10">Embedding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5" xml:id="id42" draw:id="id42" draw:layer="layout" svg:width="2.54cm" svg:height="1.787cm" svg:x="15.962cm" svg:y="6.933cm">
            <text:p text:style-name="P34"><text:span text:style-name="T10">BERTopic</text:span></text:p>
            <text:p text:style-name="P34"><text:span text:style-name="T10">Topic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7" draw:text-style-name="P15" draw:layer="layout" svg:x1="12.432cm" svg:y1="5.133cm" svg:x2="15.962cm" svg:y2="4.258cm" draw:start-shape="id40" draw:start-glue-point="0" draw:end-shape="id41" draw:end-glue-point="3" svg:d="M12432 5133v-875h3530" svg:viewBox="0 0 3531 876">
            <text:p/>
          </draw:connector>
          <draw:connector draw:style-name="gr14" draw:text-style-name="P14" draw:layer="layout" svg:x1="12.432cm" svg:y1="6.92cm" svg:x2="15.962cm" svg:y2="7.826cm" draw:start-shape="id40" draw:start-glue-point="2" draw:end-shape="id42" draw:end-glue-point="3" svg:d="M12432 6920v906h3530" svg:viewBox="0 0 3531 907">
            <text:p/>
          </draw:connector>
          <draw:connector draw:style-name="gr14" draw:text-style-name="P14" draw:layer="layout" svg:x1="18.502cm" svg:y1="4.258cm" svg:x2="22.012cm" svg:y2="4.779cm" draw:start-shape="id41" draw:start-glue-point="1" draw:end-shape="id43" draw:end-glue-point="5" svg:d="M18502 4258h3510v521" svg:viewBox="0 0 3511 522">
            <text:p/>
          </draw:connector>
          <draw:connector draw:style-name="gr14" draw:text-style-name="P14" draw:layer="layout" svg:x1="18.502cm" svg:y1="7.826cm" svg:x2="22.012cm" svg:y2="7.319cm" draw:start-shape="id42" draw:start-glue-point="1" draw:end-shape="id43" draw:end-glue-point="7" svg:d="M18502 7826h3510v-507" svg:viewBox="0 0 3511 508">
            <text:p/>
          </draw:connector>
        </draw:g>
      </draw:page>
      <draw:page draw:name="page7" draw:style-name="dp1" draw:master-page-name="Default">
        <draw:g>
          <draw:custom-shape draw:style-name="gr3" draw:text-style-name="P35" xml:id="id45" draw:id="id45" draw:layer="layout" svg:width="2.526cm" svg:height="1.787cm" svg:x="6.094cm" svg:y="6.462cm">
            <text:p text:style-name="P34"><text:span text:style-name="T10">Retrieval</text:span></text:p>
            <text:p text:style-name="P34"><text:span text:style-name="T10">Bi-Encoder +</text:span></text:p>
            <text:p text:style-name="P34"><text:span text:style-name="T10">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5" draw:layer="layout" svg:width="2.54cm" svg:height="1.787cm" svg:x="11.16cm" svg:y="6.453cm">
            <text:p text:style-name="P34"><text:span text:style-name="T10">Re-Ranker</text:span></text:p>
            <text:p text:style-name="P34"><text:span text:style-name="T10">Cross-Enco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5" draw:layer="layout" svg:width="2.54cm" svg:height="1.787cm" svg:x="16.24cm" svg:y="6.462cm">
            <text:p text:style-name="P34"><text:span text:style-name="T10">Ranked Hi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5" xml:id="id44" draw:id="id44" draw:layer="layout" svg:width="2.54cm" svg:height="1.787cm" svg:x="16.24cm" svg:y="9.393cm">
            <text:p text:style-name="P34"><text:span text:style-name="T10">Doc./ Query +</text:span></text:p>
            <text:p text:style-name="P34"><text:span text:style-name="T10">Filt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7" xml:id="id46" draw:id="id46" draw:layer="layout" svg:width="2.54cm" svg:height="2.54cm" svg:x="1cm" svg:y="6.081cm">
            <text:p text:style-name="P36"><text:span text:style-name="T11">Document</text:span></text:p>
            <text:p text:style-name="P36"><text:span text:style-name="T11">Store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line draw:style-name="gr6" draw:text-style-name="P40" draw:layer="layout" svg:x1="3.54cm" svg:y1="7.354cm" svg:x2="6.08cm" svg:y2="7.354cm">
            <text:p/>
          </draw:line>
          <draw:line draw:style-name="gr6" draw:text-style-name="P40" draw:layer="layout" svg:x1="8.62cm" svg:y1="7.351cm" svg:x2="11.16cm" svg:y2="7.351cm">
            <text:p/>
          </draw:line>
          <draw:line draw:style-name="gr6" draw:text-style-name="P40" draw:layer="layout" svg:x1="13.7cm" svg:y1="7.354cm" svg:x2="16.24cm" svg:y2="7.354cm">
            <text:p/>
          </draw:line>
          <draw:connector draw:style-name="gr7" draw:text-style-name="P40" draw:layer="layout" draw:type="lines" draw:line-skew="0cm 1.523cm" svg:x1="16.24cm" svg:y1="10.286cm" svg:x2="7.357cm" svg:y2="8.249cm" draw:start-shape="id44" draw:start-glue-point="3" draw:end-shape="id45" draw:end-glue-point="2" svg:d="M16240 10286h-501l-8382-14v-2023" svg:viewBox="0 0 8884 2038">
            <text:p/>
          </draw:connector>
          <draw:line draw:style-name="gr21" draw:text-style-name="P40" draw:layer="layout" svg:x1="14.97cm" svg:y1="6.081cm" svg:x2="14.97cm" svg:y2="11.542cm">
            <text:p/>
          </draw:line>
          <draw:frame draw:style-name="gr30" draw:text-style-name="P41" draw:layer="layout" svg:width="3.148cm" svg:height="0.691cm" svg:x="16.086cm" svg:y="8.494cm">
            <draw:text-box>
              <text:p><text:span text:style-name="T12">User Interface</text:span></text:p>
            </draw:text-box>
          </draw:frame>
          <draw:connector draw:style-name="gr7" draw:text-style-name="P42" draw:layer="layout" draw:type="lines" draw:line-skew="0cm 1.143cm" svg:x1="16.166cm" svg:y1="10.287cm" svg:x2="2.27cm" svg:y2="8.621cm" draw:end-shape="id46" draw:end-glue-point="7" svg:d="M16166 10287l-13896-21v-1645" svg:viewBox="0 0 13897 1667">
            <text:p/>
          </draw:connector>
          <draw:frame draw:style-name="gr30" draw:text-style-name="P43" draw:layer="layout" svg:width="2.667cm" svg:height="0.691cm" svg:x="2.27cm" svg:y="9.081cm">
            <draw:text-box>
              <text:p><text:span text:style-name="T13">Filters</text:span></text:p>
            </draw:text-box>
          </draw:frame>
          <draw:frame draw:style-name="gr30" draw:text-style-name="P43" draw:layer="layout" svg:width="2.667cm" svg:height="0.691cm" svg:x="7.35cm" svg:y="9.081cm">
            <draw:text-box>
              <text:p><text:span text:style-name="T13">Doc./ Query</text:span></text:p>
            </draw:text-box>
          </draw:frame>
        </draw:g>
      </draw:page>
      <draw:page draw:name="page8" draw:style-name="dp1" draw:master-page-name="Default">
        <draw:g>
          <draw:custom-shape draw:style-name="gr4" draw:text-style-name="P45" xml:id="id48" draw:id="id48" draw:layer="layout" svg:width="2.54cm" svg:height="1.787cm" svg:x="9.89cm" svg:y="11.208cm">
            <text:p text:style-name="P44"><text:span text:style-name="T10">SBERT</text:span></text:p>
            <text:p text:style-name="P44"><text:span text:style-name="T10">Embedding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5" xml:id="id52" draw:id="id52" draw:layer="layout" svg:width="2.54cm" svg:height="1.787cm" svg:x="16.24cm" svg:y="7.411cm">
            <text:p text:style-name="P44"><text:span text:style-name="T10">Interactive</text:span></text:p>
            <text:p text:style-name="P44"><text:span text:style-name="T10">Scatter Plo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5" xml:id="id47" draw:id="id47" draw:layer="layout" svg:width="2.54cm" svg:height="1.787cm" svg:x="16.24cm" svg:y="11.218cm">
            <text:p text:style-name="P44"><text:span text:style-name="T10">Doc./ Query +</text:span></text:p>
            <text:p text:style-name="P44"><text:span text:style-name="T10">Filters +</text:span></text:p>
            <text:p text:style-name="P44"><text:span text:style-name="T10">Sample Siz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7" xml:id="id50" draw:id="id50" draw:layer="layout" svg:width="2.54cm" svg:height="2.54cm" svg:x="2.3cm" svg:y="7.03cm">
            <text:p text:style-name="P46"><text:span text:style-name="T14">Document</text:span></text:p>
            <text:p text:style-name="P46"><text:span text:style-name="T14">Store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line draw:style-name="gr6" draw:text-style-name="P48" draw:layer="layout" svg:x1="4.85cm" svg:y1="8.3cm" svg:x2="7.39cm" svg:y2="8.3cm">
            <text:p/>
          </draw:line>
          <draw:line draw:style-name="gr21" draw:text-style-name="P48" draw:layer="layout" svg:x1="14.97cm" svg:y1="7.03cm" svg:x2="14.97cm" svg:y2="14.65cm">
            <text:p/>
          </draw:line>
          <draw:frame draw:style-name="gr34" draw:text-style-name="P49" draw:layer="layout" svg:width="3.148cm" svg:height="0.717cm" svg:x="16.086cm" svg:y="9.943cm">
            <draw:text-box>
              <text:p><text:span text:style-name="T12">User Interface</text:span></text:p>
            </draw:text-box>
          </draw:frame>
          <draw:frame draw:style-name="gr35" draw:text-style-name="P50" draw:layer="layout" svg:width="3.048cm" svg:height="1.131cm" svg:x="3.58cm" svg:y="10.205cm">
            <draw:text-box>
              <text:p><text:span text:style-name="T15">Filters +</text:span></text:p>
              <text:p><text:span text:style-name="T15">Sample Size</text:span></text:p>
            </draw:text-box>
          </draw:frame>
          <draw:frame draw:style-name="gr36" draw:text-style-name="P50" draw:layer="layout" svg:width="2.794cm" svg:height="1.183cm" svg:x="12.43cm" svg:y="11.363cm">
            <draw:text-box>
              <text:p><text:span text:style-name="T13">Doc./ Query</text:span></text:p>
            </draw:text-box>
          </draw:frame>
          <draw:custom-shape draw:style-name="gr37" draw:text-style-name="P51" xml:id="id49" draw:id="id49" draw:layer="layout" svg:width="0.001cm" svg:height="0.001cm" svg:x="17.51cm" svg:y="14.0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4" draw:text-style-name="P52" draw:layer="layout" draw:type="line" svg:x1="16.24cm" svg:y1="12.111cm" svg:x2="12.43cm" svg:y2="12.101cm" draw:start-shape="id47" draw:start-glue-point="3" draw:end-shape="id48" draw:end-glue-point="1" svg:d="M16240 12111l-3810-10" svg:viewBox="0 0 3811 11">
            <text:p/>
          </draw:connector>
          <draw:connector draw:style-name="gr25" draw:text-style-name="P52" draw:layer="layout" draw:type="line" svg:x1="17.51cm" svg:y1="13.005cm" svg:x2="17.51cm" svg:y2="14.015cm" draw:start-shape="id47" draw:start-glue-point="2" draw:end-shape="id49" draw:end-glue-point="0" svg:d="M17510 13005v1010" svg:viewBox="0 0 1 1011">
            <text:p/>
          </draw:connector>
          <draw:connector draw:style-name="gr26" draw:text-style-name="P52" draw:layer="layout" draw:type="lines" draw:line-skew="0.502cm 3.943cm" svg:x1="17.51cm" svg:y1="14.015cm" svg:x2="3.57cm" svg:y2="9.57cm" draw:start-shape="id49" draw:start-glue-point="3" draw:end-shape="id50" draw:end-glue-point="7" svg:d="M17510 14015h-13940v-4445" svg:viewBox="0 0 13941 4446">
            <text:p/>
          </draw:connector>
          <draw:custom-shape draw:style-name="gr4" draw:text-style-name="P45" xml:id="id51" draw:id="id51" draw:layer="layout" svg:width="2.54cm" svg:height="1.787cm" svg:x="9.89cm" svg:y="7.411cm">
            <text:p text:style-name="P44"><text:span text:style-name="T16">UMAP</text:span></text:p>
            <text:p text:style-name="P44"><text:span text:style-name="T16">Embedding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9" draw:text-style-name="P52" draw:layer="layout" draw:type="line" svg:x1="11.16cm" svg:y1="11.208cm" svg:x2="11.16cm" svg:y2="9.198cm" draw:start-shape="id48" draw:start-glue-point="0" draw:end-shape="id51" draw:end-glue-point="2" svg:d="M11160 11208v-2010" svg:viewBox="0 0 1 2011">
            <text:p/>
          </draw:connector>
          <draw:connector draw:style-name="gr27" draw:text-style-name="P52" draw:layer="layout" draw:type="line" svg:x1="12.43cm" svg:y1="8.304cm" svg:x2="16.24cm" svg:y2="8.304cm" draw:start-shape="id51" draw:start-glue-point="1" draw:end-shape="id52" draw:end-glue-point="3" svg:d="M12430 8304h3810" svg:viewBox="0 0 3811 1">
            <text:p/>
          </draw:connector>
          <draw:custom-shape draw:style-name="gr4" draw:text-style-name="P45" draw:layer="layout" svg:width="2.54cm" svg:height="1.787cm" svg:x="7.39cm" svg:y="7.411cm">
            <text:p text:style-name="P44"><text:span text:style-name="T16">BERTopic</text:span></text:p>
            <text:p text:style-name="P44"><text:span text:style-name="T16">Topic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Sans Light" svg:font-family="'Fira Sans Light'" style:font-family-generic="swiss" style:font-pitch="variable"/>
    <style:font-face style:name="Fira Sans Light1" svg:font-family="'Fira Sans Light'" style:font-adornments="Light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15" draw:display-name="Arrowheads 15" svg:viewBox="0 0 20 13" svg:d="M0 13l10-13 10 13z"/>
    <draw:marker draw:name="Arrowheads_20_18" draw:display-name="Arrowheads 18" svg:viewBox="0 0 1013 1130" svg:d="M1009 1050l-449-1008-22-30-29-12-34 12-21 26-449 1012-5 13v8l5 21 12 21 17 13 21 4h903l21-4 21-13 9-21 4-21v-8z"/>
    <draw:marker draw:name="Arrowheads_20_3" draw:display-name="Arrowheads 3" svg:viewBox="0 0 20 13" svg:d="M0 13l10-13 10 13z"/>
    <draw:marker draw:name="Arrowheads_20_5" draw:display-name="Arrowheads 5" svg:viewBox="0 0 20 13" svg:d="M0 13l10-13 10 13z"/>
    <draw:marker draw:name="Arrowheads_20_7" draw:display-name="Arrowheads 7" svg:viewBox="0 0 20 13" svg:d="M0 13l10-13 10 13z"/>
    <draw:marker draw:name="Arrowheads_20_9" draw:display-name="Arrowheads 9" svg:viewBox="0 0 20 13" svg:d="M0 13l10-13 10 13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3.96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5T20:27:25.555372964</meta:creation-date>
    <dc:date>2022-05-31T09:46:37.334550146</dc:date>
    <meta:editing-duration>PT6H36M55S</meta:editing-duration>
    <meta:editing-cycles>24</meta:editing-cycles>
    <meta:generator>LibreOffice/7.3.3.2$Linux_X86_64 LibreOffice_project/30$Build-2</meta:generator>
    <meta:document-statistic meta:object-count="172"/>
  </office:meta>
</office:document-meta>
</file>